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esNewRomanPS-BoldMT" svg:font-family="mesNewRomanPS-BoldMT" style:font-family-generic="roman" svg:panose-1="0 0 0 0 0 0 0 0 0 0"/>
    <style:font-face style:name="mesNewRomanPSMT" svg:font-family="mesNewRomanPS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 fo:margin-bottom="0in" fo:line-height="100%"/>
    </style:style>
    <style:style style:name="T2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6pt" style:font-size-asian="16pt" style:font-size-complex="11pt" fo:language="en" fo:country="US"/>
    </style:style>
    <style:style style:name="P3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style:font-size-complex="11pt" fo:language="en" fo:country="US"/>
    </style:style>
    <style:style style:name="P4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style:font-size-complex="11pt" fo:language="en" fo:country="US"/>
    </style:style>
    <style:style style:name="P5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6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MT" style:font-name-complex="Times New Roman" fo:color="#000000" fo:font-size="20pt" style:font-size-asian="20pt" style:font-size-complex="20pt" fo:language="en" fo:country="US"/>
    </style:style>
    <style:style style:name="P7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P8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11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2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13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4" style:parent-style-name="Normale" style:family="paragraph">
      <style:paragraph-properties fo:text-align="center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16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7" style:parent-style-name="Normale" style:family="paragraph">
      <style:paragraph-properties fo:text-align="center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8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1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0" style:parent-style-name="Normale" style:family="paragraph">
      <style:paragraph-properties fo:text-align="center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1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2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3" style:parent-style-name="Normale" style:family="paragraph">
      <style:paragraph-properties fo:text-align="center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4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9pt" style:font-size-asian="9pt" style:font-size-complex="9pt" fo:language="en" fo:country="US"/>
    </style:style>
    <style:style style:name="P2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6" style:parent-style-name="Normale" style:family="paragraph">
      <style:paragraph-properties fo:text-align="center" fo:margin-bottom="0in" fo:line-height="100%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27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complex="Times New Roman" fo:font-size="20pt" style:font-size-asian="20pt" style:font-size-complex="20pt" fo:language="en" fo:country="US"/>
    </style:style>
    <style:style style:name="P28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29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30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P31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32" style:parent-style-name="Normale" style:family="paragraph">
      <style:paragraph-properties fo:margin-bottom="0in" fo:line-height="100%"/>
    </style:style>
    <style:style style:name="T33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3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5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61" style:family="table-column">
      <style:table-column-properties style:column-width="5.7083in"/>
    </style:style>
    <style:style style:name="TableColumn62" style:family="table-column">
      <style:table-column-properties style:column-width="0.7875in"/>
    </style:style>
    <style:style style:name="Table60" style:family="table">
      <style:table-properties style:width="6.4958in" fo:margin-left="0in" table:align="left"/>
    </style:style>
    <style:style style:name="TableRow63" style:family="table-row">
      <style:table-row-properties style:min-row-height="0.1666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68" style:family="table-row">
      <style:table-row-properties style:min-row-height="0.1652i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73" style:family="table-row">
      <style:table-row-properties style:min-row-height="0.1652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78" style:family="table-row">
      <style:table-row-properties style:min-row-height="0.1694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83" style:family="table-row">
      <style:table-row-properties style:min-row-height="0.1708in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88" style:family="table-row">
      <style:table-row-properties style:min-row-height="0.1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93" style:family="table-row">
      <style:table-row-properties style:min-row-height="0.1708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98" style:family="table-row">
      <style:table-row-properties style:min-row-height="0.1708in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03" style:family="table-row">
      <style:table-row-properties style:min-row-height="0.1652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08" style:family="table-row">
      <style:table-row-properties style:min-row-height="0.1666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13" style:family="table-row">
      <style:table-row-properties style:min-row-height="0.1666in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18" style:family="table-row">
      <style:table-row-properties style:min-row-height="0.1666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3" style:family="table-row">
      <style:table-row-properties style:min-row-height="0.1666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8" style:family="table-row">
      <style:table-row-properties style:min-row-height="0.1666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3" style:family="table-row">
      <style:table-row-properties style:min-row-height="0.1666in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8" style:family="table-row">
      <style:table-row-properties style:min-row-height="0.1666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43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fo:font-size="20pt" style:font-size-asian="20pt" style:font-size-complex="18pt" fo:language="en" fo:country="US"/>
    </style:style>
    <style:style style:name="P144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fo:font-size="20pt" style:font-size-asian="20pt" style:font-size-complex="18pt" fo:language="en" fo:country="US"/>
    </style:style>
    <style:style style:name="P145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146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147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148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P149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50" style:parent-style-name="Normale" style:family="paragraph">
      <style:paragraph-properties fo:margin-bottom="0in" fo:line-height="100%"/>
    </style:style>
    <style:style style:name="T151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5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5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5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5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5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5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5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6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6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6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6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6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6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67" style:family="table-column">
      <style:table-column-properties style:column-width="3.6611in"/>
    </style:style>
    <style:style style:name="TableColumn168" style:family="table-column">
      <style:table-column-properties style:column-width="0.6055in"/>
    </style:style>
    <style:style style:name="TableColumn169" style:family="table-column">
      <style:table-column-properties style:column-width="0.6048in"/>
    </style:style>
    <style:style style:name="TableColumn170" style:family="table-column">
      <style:table-column-properties style:column-width="0.6048in"/>
    </style:style>
    <style:style style:name="TableColumn171" style:family="table-column">
      <style:table-column-properties style:column-width="0.6048in"/>
    </style:style>
    <style:style style:name="TableColumn172" style:family="table-column">
      <style:table-column-properties style:column-width="0.6048in"/>
    </style:style>
    <style:style style:name="Table166" style:family="table">
      <style:table-properties style:width="6.6861in" fo:margin-left="0in" table:align="left"/>
    </style:style>
    <style:style style:name="TableRow173" style:family="table-row">
      <style:table-row-properties style:min-row-height="0.1666in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margin-bottom="0in"/>
      <style:text-properties style:font-name-complex="Times New Roman" fo:color="#000000" fo:font-size="9pt" style:font-size-asian="9pt" style:font-size-complex="9pt" fo:language="en" fo:country="US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86" style:family="table-row">
      <style:table-row-properties style:min-row-height="0.1652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99" style:family="table-row">
      <style:table-row-properties style:min-row-height="0.1652in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02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20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0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0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12" style:family="table-row">
      <style:table-row-properties style:min-row-height="0.1694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25" style:family="table-row">
      <style:table-row-properties style:min-row-height="0.1708in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38" style:family="table-row">
      <style:table-row-properties style:min-row-height="0.1694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51" style:family="table-row">
      <style:table-row-properties style:min-row-height="0.1708in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64" style:family="table-row">
      <style:table-row-properties style:min-row-height="0.1708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77" style:family="table-row">
      <style:table-row-properties style:min-row-height="0.1652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290" style:family="table-row">
      <style:table-row-properties style:min-row-height="0.1666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e" style:family="paragraph">
      <style:paragraph-properties fo:margin-bottom="0in"/>
    </style:style>
    <style:style style:name="T293" style:parent-style-name="Car.predefinitoparagrafo" style:family="text">
      <style:text-properties style:font-name-complex="Times New Roman" fo:font-size="11pt" style:font-size-asian="11pt" style:font-size-complex="11pt" fo:language="en" fo:country="US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304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305" style:parent-style-name="Normale" style:family="paragraph">
      <style:paragraph-properties fo:margin-bottom="0in" fo:line-height="100%"/>
    </style:style>
    <style:style style:name="T306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30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0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0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1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1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1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31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31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32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322" style:family="table-column">
      <style:table-column-properties style:column-width="3.6611in"/>
    </style:style>
    <style:style style:name="TableColumn323" style:family="table-column">
      <style:table-column-properties style:column-width="0.6055in"/>
    </style:style>
    <style:style style:name="TableColumn324" style:family="table-column">
      <style:table-column-properties style:column-width="0.6048in"/>
    </style:style>
    <style:style style:name="TableColumn325" style:family="table-column">
      <style:table-column-properties style:column-width="0.6048in"/>
    </style:style>
    <style:style style:name="TableColumn326" style:family="table-column">
      <style:table-column-properties style:column-width="0.6048in"/>
    </style:style>
    <style:style style:name="TableColumn327" style:family="table-column">
      <style:table-column-properties style:column-width="0.6048in"/>
    </style:style>
    <style:style style:name="Table321" style:family="table">
      <style:table-properties style:width="6.6861in" fo:margin-left="0in" table:align="left"/>
    </style:style>
    <style:style style:name="TableRow328" style:family="table-row">
      <style:table-row-properties style:min-row-height="0.1666in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341" style:family="table-row">
      <style:table-row-properties style:min-row-height="0.1652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margin-bottom="0in"/>
    </style:style>
    <style:style style:name="T344" style:parent-style-name="Car.predefinitoparagrafo" style:family="text">
      <style:text-properties fo:language="en" fo:country="US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355" style:family="table-row">
      <style:table-row-properties style:min-row-height="0.1652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margin-bottom="0in"/>
    </style:style>
    <style:style style:name="T358" style:parent-style-name="Car.predefinitoparagrafo" style:family="text">
      <style:text-properties fo:language="en" fo:country="US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369" style:family="table-row">
      <style:table-row-properties style:min-row-height="0.1694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margin-bottom="0in"/>
    </style:style>
    <style:style style:name="T372" style:parent-style-name="Car.predefinitoparagrafo" style:family="text">
      <style:text-properties fo:language="en" fo:country="US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383" style:family="table-row">
      <style:table-row-properties style:min-row-height="0.1708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e" style:family="paragraph">
      <style:paragraph-properties fo:margin-bottom="0in"/>
    </style:style>
    <style:style style:name="T386" style:parent-style-name="Car.predefinitoparagrafo" style:family="text">
      <style:text-properties fo:language="en" fo:country="US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397" style:family="table-row">
      <style:table-row-properties style:min-row-height="0.1694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e" style:family="paragraph">
      <style:paragraph-properties fo:margin-bottom="0in"/>
    </style:style>
    <style:style style:name="T400" style:parent-style-name="Car.predefinitoparagrafo" style:family="text">
      <style:text-properties fo:language="en" fo:country="US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411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412" style:parent-style-name="Normale" style:family="paragraph">
      <style:paragraph-properties fo:margin-bottom="0in" fo:line-height="100%"/>
    </style:style>
    <style:style style:name="T413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41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1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1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1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18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1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2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2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2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2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2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42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42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427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429" style:family="table-column">
      <style:table-column-properties style:column-width="3.6611in"/>
    </style:style>
    <style:style style:name="TableColumn430" style:family="table-column">
      <style:table-column-properties style:column-width="0.6055in"/>
    </style:style>
    <style:style style:name="TableColumn431" style:family="table-column">
      <style:table-column-properties style:column-width="0.6048in"/>
    </style:style>
    <style:style style:name="TableColumn432" style:family="table-column">
      <style:table-column-properties style:column-width="0.6048in"/>
    </style:style>
    <style:style style:name="TableColumn433" style:family="table-column">
      <style:table-column-properties style:column-width="0.6048in"/>
    </style:style>
    <style:style style:name="TableColumn434" style:family="table-column">
      <style:table-column-properties style:column-width="0.6048in"/>
    </style:style>
    <style:style style:name="Table428" style:family="table">
      <style:table-properties style:width="6.6861in" fo:margin-left="0in" table:align="left"/>
    </style:style>
    <style:style style:name="TableRow435" style:family="table-row">
      <style:table-row-properties style:min-row-height="0.1666in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7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448" style:family="table-row">
      <style:table-row-properties style:min-row-height="0.1652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/>
    </style:style>
    <style:style style:name="T451" style:parent-style-name="Car.predefinitoparagrafo" style:family="text">
      <style:text-properties fo:language="en" fo:country="US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462" style:family="table-row">
      <style:table-row-properties style:min-row-height="0.1652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margin-bottom="0in"/>
    </style:style>
    <style:style style:name="T465" style:parent-style-name="Car.predefinitoparagrafo" style:family="text">
      <style:text-properties fo:language="en" fo:country="US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476" style:family="table-row">
      <style:table-row-properties style:min-row-height="0.1694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/>
    </style:style>
    <style:style style:name="T479" style:parent-style-name="Car.predefinitoparagrafo" style:family="text">
      <style:text-properties fo:language="en" fo:country="US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490" style:family="table-row">
      <style:table-row-properties style:min-row-height="0.1708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/>
    </style:style>
    <style:style style:name="T493" style:parent-style-name="Car.predefinitoparagrafo" style:family="text">
      <style:text-properties fo:language="en" fo:country="US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504" style:family="table-row">
      <style:table-row-properties style:min-row-height="0.1694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</style:style>
    <style:style style:name="T507" style:parent-style-name="Car.predefinitoparagrafo" style:family="text">
      <style:text-properties fo:language="en" fo:country="US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518" style:family="table-row">
      <style:table-row-properties style:min-row-height="0.1708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margin-bottom="0in"/>
    </style:style>
    <style:style style:name="T521" style:parent-style-name="Car.predefinitoparagrafo" style:family="text">
      <style:text-properties fo:language="en" fo:country="US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532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533" style:parent-style-name="Normale" style:family="paragraph">
      <style:paragraph-properties fo:margin-bottom="0in" fo:line-height="100%"/>
    </style:style>
    <style:style style:name="T534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53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3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3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38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3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4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4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4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4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4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4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4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4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548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550" style:family="table-column">
      <style:table-column-properties style:column-width="3.6611in"/>
    </style:style>
    <style:style style:name="TableColumn551" style:family="table-column">
      <style:table-column-properties style:column-width="0.6055in"/>
    </style:style>
    <style:style style:name="TableColumn552" style:family="table-column">
      <style:table-column-properties style:column-width="0.6048in"/>
    </style:style>
    <style:style style:name="TableColumn553" style:family="table-column">
      <style:table-column-properties style:column-width="0.6048in"/>
    </style:style>
    <style:style style:name="TableColumn554" style:family="table-column">
      <style:table-column-properties style:column-width="0.6048in"/>
    </style:style>
    <style:style style:name="TableColumn555" style:family="table-column">
      <style:table-column-properties style:column-width="0.6048in"/>
    </style:style>
    <style:style style:name="Table549" style:family="table">
      <style:table-properties style:width="6.6861in" fo:margin-left="0in" table:align="left"/>
    </style:style>
    <style:style style:name="TableRow556" style:family="table-row">
      <style:table-row-properties style:min-row-height="0.1666in"/>
    </style:style>
    <style:style style:name="TableCell5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8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569" style:family="table-row">
      <style:table-row-properties style:min-row-height="0.1652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e" style:family="paragraph">
      <style:paragraph-properties fo:margin-bottom="0in"/>
    </style:style>
    <style:style style:name="T572" style:parent-style-name="Car.predefinitoparagrafo" style:family="text">
      <style:text-properties fo:language="en" fo:country="US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583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584" style:parent-style-name="Normale" style:family="paragraph">
      <style:paragraph-properties fo:margin-bottom="0in" fo:line-height="100%"/>
    </style:style>
    <style:style style:name="T585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58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8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88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8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9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9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9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9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9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9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9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59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59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59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601" style:family="table-column">
      <style:table-column-properties style:column-width="3.6611in"/>
    </style:style>
    <style:style style:name="TableColumn602" style:family="table-column">
      <style:table-column-properties style:column-width="0.6055in"/>
    </style:style>
    <style:style style:name="TableColumn603" style:family="table-column">
      <style:table-column-properties style:column-width="0.6048in"/>
    </style:style>
    <style:style style:name="TableColumn604" style:family="table-column">
      <style:table-column-properties style:column-width="0.6048in"/>
    </style:style>
    <style:style style:name="TableColumn605" style:family="table-column">
      <style:table-column-properties style:column-width="0.6048in"/>
    </style:style>
    <style:style style:name="TableColumn606" style:family="table-column">
      <style:table-column-properties style:column-width="0.6048in"/>
    </style:style>
    <style:style style:name="Table600" style:family="table">
      <style:table-properties style:width="6.6861in" fo:margin-left="0in" table:align="left"/>
    </style:style>
    <style:style style:name="TableRow607" style:family="table-row">
      <style:table-row-properties style:min-row-height="0.1666in"/>
    </style:style>
    <style:style style:name="TableCell6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620" style:family="table-row">
      <style:table-row-properties style:min-row-height="0.1652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e" style:family="paragraph">
      <style:paragraph-properties fo:margin-bottom="0in"/>
    </style:style>
    <style:style style:name="T623" style:parent-style-name="Car.predefinitoparagrafo" style:family="text">
      <style:text-properties fo:language="en" fo:country="US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634" style:family="table-row">
      <style:table-row-properties style:min-row-height="0.1652in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e" style:family="paragraph">
      <style:paragraph-properties fo:margin-bottom="0in"/>
    </style:style>
    <style:style style:name="T637" style:parent-style-name="Car.predefinitoparagrafo" style:family="text">
      <style:text-properties fo:language="en" fo:country="US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648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649" style:parent-style-name="Normale" style:family="paragraph">
      <style:paragraph-properties fo:margin-bottom="0in" fo:line-height="100%"/>
    </style:style>
    <style:style style:name="T650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65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65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6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5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66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662" style:family="table-column">
      <style:table-column-properties style:column-width="3.6611in"/>
    </style:style>
    <style:style style:name="TableColumn663" style:family="table-column">
      <style:table-column-properties style:column-width="0.6055in"/>
    </style:style>
    <style:style style:name="TableColumn664" style:family="table-column">
      <style:table-column-properties style:column-width="0.6048in"/>
    </style:style>
    <style:style style:name="TableColumn665" style:family="table-column">
      <style:table-column-properties style:column-width="0.6048in"/>
    </style:style>
    <style:style style:name="TableColumn666" style:family="table-column">
      <style:table-column-properties style:column-width="0.6048in"/>
    </style:style>
    <style:style style:name="TableColumn667" style:family="table-column">
      <style:table-column-properties style:column-width="0.6048in"/>
    </style:style>
    <style:style style:name="Table661" style:family="table">
      <style:table-properties style:width="6.6861in" fo:margin-left="0in" table:align="left"/>
    </style:style>
    <style:style style:name="TableRow668" style:family="table-row">
      <style:table-row-properties style:min-row-height="0.1666in"/>
    </style:style>
    <style:style style:name="TableCell6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681" style:family="table-row">
      <style:table-row-properties style:min-row-height="0.1652in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e" style:family="paragraph">
      <style:paragraph-properties fo:margin-bottom="0in"/>
    </style:style>
    <style:style style:name="T684" style:parent-style-name="Car.predefinitoparagrafo" style:family="text">
      <style:text-properties fo:language="en" fo:country="US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695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696" style:parent-style-name="Normale" style:family="paragraph">
      <style:paragraph-properties fo:margin-bottom="0in" fo:line-height="100%"/>
    </style:style>
    <style:style style:name="T697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69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69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0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0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0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0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0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0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0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0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0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70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711" style:family="table-column">
      <style:table-column-properties style:column-width="3.6611in"/>
    </style:style>
    <style:style style:name="TableColumn712" style:family="table-column">
      <style:table-column-properties style:column-width="0.6055in"/>
    </style:style>
    <style:style style:name="TableColumn713" style:family="table-column">
      <style:table-column-properties style:column-width="0.6048in"/>
    </style:style>
    <style:style style:name="TableColumn714" style:family="table-column">
      <style:table-column-properties style:column-width="0.6048in"/>
    </style:style>
    <style:style style:name="TableColumn715" style:family="table-column">
      <style:table-column-properties style:column-width="0.6048in"/>
    </style:style>
    <style:style style:name="TableColumn716" style:family="table-column">
      <style:table-column-properties style:column-width="0.6048in"/>
    </style:style>
    <style:style style:name="Table710" style:family="table">
      <style:table-properties style:width="6.6861in" fo:margin-left="0in" table:align="left"/>
    </style:style>
    <style:style style:name="TableRow717" style:family="table-row">
      <style:table-row-properties style:min-row-height="0.1666in"/>
    </style:style>
    <style:style style:name="TableCell7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730" style:family="table-row">
      <style:table-row-properties style:min-row-height="0.1652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</style:style>
    <style:style style:name="T733" style:parent-style-name="Car.predefinitoparagrafo" style:family="text">
      <style:text-properties fo:language="en" fo:country="US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744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745" style:parent-style-name="Normale" style:family="paragraph">
      <style:paragraph-properties fo:margin-bottom="0in" fo:line-height="100%"/>
    </style:style>
    <style:style style:name="T746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74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4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4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5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5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5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5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5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5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5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757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759" style:family="table-column">
      <style:table-column-properties style:column-width="3.6611in"/>
    </style:style>
    <style:style style:name="TableColumn760" style:family="table-column">
      <style:table-column-properties style:column-width="0.6055in"/>
    </style:style>
    <style:style style:name="TableColumn761" style:family="table-column">
      <style:table-column-properties style:column-width="0.6048in"/>
    </style:style>
    <style:style style:name="TableColumn762" style:family="table-column">
      <style:table-column-properties style:column-width="0.6048in"/>
    </style:style>
    <style:style style:name="TableColumn763" style:family="table-column">
      <style:table-column-properties style:column-width="0.6048in"/>
    </style:style>
    <style:style style:name="TableColumn764" style:family="table-column">
      <style:table-column-properties style:column-width="0.6048in"/>
    </style:style>
    <style:style style:name="Table758" style:family="table">
      <style:table-properties style:width="6.6861in" fo:margin-left="0in" table:align="left"/>
    </style:style>
    <style:style style:name="TableRow765" style:family="table-row">
      <style:table-row-properties style:min-row-height="0.1666in"/>
    </style:style>
    <style:style style:name="TableCell7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7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778" style:family="table-row">
      <style:table-row-properties style:min-row-height="0.1652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e" style:family="paragraph">
      <style:paragraph-properties fo:margin-bottom="0in"/>
    </style:style>
    <style:style style:name="T781" style:parent-style-name="Car.predefinitoparagrafo" style:family="text">
      <style:text-properties fo:language="en" fo:country="US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792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793" style:parent-style-name="Normale" style:family="paragraph">
      <style:paragraph-properties fo:margin-bottom="0in" fo:line-height="100%"/>
    </style:style>
    <style:style style:name="T794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79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9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9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79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79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0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0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0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0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804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806" style:family="table-column">
      <style:table-column-properties style:column-width="3.6611in"/>
    </style:style>
    <style:style style:name="TableColumn807" style:family="table-column">
      <style:table-column-properties style:column-width="0.6055in"/>
    </style:style>
    <style:style style:name="TableColumn808" style:family="table-column">
      <style:table-column-properties style:column-width="0.6048in"/>
    </style:style>
    <style:style style:name="TableColumn809" style:family="table-column">
      <style:table-column-properties style:column-width="0.6048in"/>
    </style:style>
    <style:style style:name="TableColumn810" style:family="table-column">
      <style:table-column-properties style:column-width="0.6048in"/>
    </style:style>
    <style:style style:name="TableColumn811" style:family="table-column">
      <style:table-column-properties style:column-width="0.6048in"/>
    </style:style>
    <style:style style:name="Table805" style:family="table">
      <style:table-properties style:width="6.6861in" fo:margin-left="0in" table:align="left"/>
    </style:style>
    <style:style style:name="TableRow812" style:family="table-row">
      <style:table-row-properties style:min-row-height="0.1666in"/>
    </style:style>
    <style:style style:name="TableCell8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825" style:family="table-row">
      <style:table-row-properties style:min-row-height="0.1652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e" style:family="paragraph">
      <style:paragraph-properties fo:margin-bottom="0in"/>
    </style:style>
    <style:style style:name="T828" style:parent-style-name="Car.predefinitoparagrafo" style:family="text">
      <style:text-properties fo:language="en" fo:country="US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839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840" style:parent-style-name="Normale" style:family="paragraph">
      <style:paragraph-properties fo:margin-bottom="0in" fo:line-height="100%"/>
    </style:style>
    <style:style style:name="T841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84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4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4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4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4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4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4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4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5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5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5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85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85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85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857" style:family="table-column">
      <style:table-column-properties style:column-width="3.6611in"/>
    </style:style>
    <style:style style:name="TableColumn858" style:family="table-column">
      <style:table-column-properties style:column-width="0.6055in"/>
    </style:style>
    <style:style style:name="TableColumn859" style:family="table-column">
      <style:table-column-properties style:column-width="0.6048in"/>
    </style:style>
    <style:style style:name="TableColumn860" style:family="table-column">
      <style:table-column-properties style:column-width="0.6048in"/>
    </style:style>
    <style:style style:name="TableColumn861" style:family="table-column">
      <style:table-column-properties style:column-width="0.6048in"/>
    </style:style>
    <style:style style:name="TableColumn862" style:family="table-column">
      <style:table-column-properties style:column-width="0.6048in"/>
    </style:style>
    <style:style style:name="Table856" style:family="table">
      <style:table-properties style:width="6.6861in" fo:margin-left="0in" table:align="left"/>
    </style:style>
    <style:style style:name="TableRow863" style:family="table-row">
      <style:table-row-properties style:min-row-height="0.1666in"/>
    </style:style>
    <style:style style:name="TableCell8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876" style:family="table-row">
      <style:table-row-properties style:min-row-height="0.1652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margin-bottom="0in"/>
    </style:style>
    <style:style style:name="T879" style:parent-style-name="Car.predefinitoparagrafo" style:family="text">
      <style:text-properties fo:language="en" fo:country="US"/>
    </style:style>
    <style:style style:name="T880" style:parent-style-name="Car.predefinitoparagrafo" style:family="text">
      <style:text-properties fo:language="en" fo:country="US"/>
    </style:style>
    <style:style style:name="T881" style:parent-style-name="Car.predefinitoparagrafo" style:family="text">
      <style:text-properties fo:language="en" fo:country="US"/>
    </style:style>
    <style:style style:name="T882" style:parent-style-name="Car.predefinitoparagrafo" style:family="text">
      <style:text-properties fo:language="en" fo:country="US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893" style:family="table-row">
      <style:table-row-properties style:min-row-height="0.1652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e" style:family="paragraph">
      <style:paragraph-properties fo:margin-bottom="0in"/>
    </style:style>
    <style:style style:name="T896" style:parent-style-name="Car.predefinitoparagrafo" style:family="text">
      <style:text-properties fo:language="en" fo:country="US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907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908" style:parent-style-name="Normale" style:family="paragraph">
      <style:paragraph-properties fo:margin-bottom="0in" fo:line-height="100%"/>
    </style:style>
    <style:style style:name="T909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910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91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91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91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1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92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922" style:family="table-column">
      <style:table-column-properties style:column-width="3.6611in"/>
    </style:style>
    <style:style style:name="TableColumn923" style:family="table-column">
      <style:table-column-properties style:column-width="0.6055in"/>
    </style:style>
    <style:style style:name="TableColumn924" style:family="table-column">
      <style:table-column-properties style:column-width="0.6048in"/>
    </style:style>
    <style:style style:name="TableColumn925" style:family="table-column">
      <style:table-column-properties style:column-width="0.6048in"/>
    </style:style>
    <style:style style:name="TableColumn926" style:family="table-column">
      <style:table-column-properties style:column-width="0.6048in"/>
    </style:style>
    <style:style style:name="TableColumn927" style:family="table-column">
      <style:table-column-properties style:column-width="0.6048in"/>
    </style:style>
    <style:style style:name="Table921" style:family="table">
      <style:table-properties style:width="6.6861in" fo:margin-left="0in" table:align="left"/>
    </style:style>
    <style:style style:name="TableRow928" style:family="table-row">
      <style:table-row-properties style:min-row-height="0.1666in"/>
    </style:style>
    <style:style style:name="TableCell9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941" style:family="table-row">
      <style:table-row-properties style:min-row-height="0.1652in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e" style:family="paragraph">
      <style:paragraph-properties fo:margin-bottom="0in"/>
    </style:style>
    <style:style style:name="T944" style:parent-style-name="Car.predefinitoparagrafo" style:family="text">
      <style:text-properties fo:language="en" fo:country="US"/>
    </style:style>
    <style:style style:name="TableCell945" style:family="table-cell">
      <style:table-cell-properties fo:border="0.0069in solid #000000" fo:background-color="#D0CECE" style:writing-mode="lr-tb" style:vertical-align="middle" fo:padding-top="0in" fo:padding-left="0.075in" fo:padding-bottom="0in" fo:padding-right="0.075in"/>
    </style:style>
    <style:style style:name="P94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49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5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51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53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955" style:parent-style-name="Normale" style:family="paragraph">
      <style:paragraph-properties fo:margin-bottom="0in" fo:line-height="100%"/>
      <style:text-properties style:font-name-complex="Times New Roman" fo:font-size="9pt" style:font-size-asian="9pt" style:font-size-complex="9pt" fo:language="en" fo:country="US"/>
    </style:style>
    <style:style style:name="P956" style:parent-style-name="Normale" style:family="paragraph">
      <style:paragraph-properties fo:margin-bottom="0in" fo:line-height="100%"/>
    </style:style>
    <style:style style:name="T957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9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95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96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962" style:family="table-column">
      <style:table-column-properties style:column-width="3.6611in"/>
    </style:style>
    <style:style style:name="TableColumn963" style:family="table-column">
      <style:table-column-properties style:column-width="0.6055in"/>
    </style:style>
    <style:style style:name="TableColumn964" style:family="table-column">
      <style:table-column-properties style:column-width="0.6048in"/>
    </style:style>
    <style:style style:name="TableColumn965" style:family="table-column">
      <style:table-column-properties style:column-width="0.6048in"/>
    </style:style>
    <style:style style:name="TableColumn966" style:family="table-column">
      <style:table-column-properties style:column-width="0.6048in"/>
    </style:style>
    <style:style style:name="TableColumn967" style:family="table-column">
      <style:table-column-properties style:column-width="0.6048in"/>
    </style:style>
    <style:style style:name="Table961" style:family="table">
      <style:table-properties style:width="6.6861in" fo:margin-left="0in" table:align="left"/>
    </style:style>
    <style:style style:name="TableRow968" style:family="table-row">
      <style:table-row-properties style:min-row-height="0.1666in"/>
    </style:style>
    <style:style style:name="TableCell9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981" style:family="table-row">
      <style:table-row-properties style:min-row-height="0.1652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margin-bottom="0in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994" style:family="table-row">
      <style:table-row-properties style:min-row-height="0.1652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e" style:family="paragraph">
      <style:paragraph-properties fo:margin-bottom="0in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007" style:parent-style-name="Normale" style:family="paragraph">
      <style:paragraph-properties fo:margin-bottom="0in" fo:line-height="100%"/>
      <style:text-properties style:font-name-complex="Times New Roman" fo:font-size="20pt" style:font-size-asian="20pt" style:font-size-complex="20pt" fo:language="en" fo:country="US"/>
    </style:style>
    <style:style style:name="P1008" style:parent-style-name="Normale" style:family="paragraph">
      <style:paragraph-properties fo:margin-bottom="0in" fo:line-height="100%"/>
      <style:text-properties style:font-name-complex="Times New Roman" fo:font-size="20pt" style:font-size-asian="20pt" style:font-size-complex="20pt" fo:language="en" fo:country="US"/>
    </style:style>
    <style:style style:name="P1009" style:parent-style-name="Normale" style:family="paragraph">
      <style:paragraph-properties fo:margin-bottom="0in" fo:line-height="100%"/>
      <style:text-properties style:font-name-complex="Times New Roman" fo:font-size="20pt" style:font-size-asian="20pt" style:font-size-complex="20pt" fo:language="en" fo:country="US"/>
    </style:style>
    <style:style style:name="P1010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1011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1012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1013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T1014" style:parent-style-name="Car.predefinitoparagrafo" style:family="text">
      <style:text-properties style:font-name-asian="mesNewRomanPS-BoldMT" style:font-name-complex="Times New Roman" fo:font-weight="bold" style:font-weight-asian="bold" style:font-weight-complex="bold" fo:color="#000000" fo:font-size="14pt" style:font-size-asian="14pt" fo:language="en" fo:country="US"/>
    </style:style>
    <style:style style:name="P1015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016" style:parent-style-name="Normale" style:family="paragraph">
      <style:paragraph-properties fo:margin-bottom="0in" fo:line-height="100%"/>
    </style:style>
    <style:style style:name="T1017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01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1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2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2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2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2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2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2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2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027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029" style:family="table-column">
      <style:table-column-properties style:column-width="5.7083in"/>
    </style:style>
    <style:style style:name="TableColumn1030" style:family="table-column">
      <style:table-column-properties style:column-width="0.7875in"/>
    </style:style>
    <style:style style:name="Table1028" style:family="table">
      <style:table-properties style:width="6.4958in" fo:margin-left="0in" table:align="left"/>
    </style:style>
    <style:style style:name="TableRow1031" style:family="table-row">
      <style:table-row-properties style:min-row-height="0.0805in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036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037" style:parent-style-name="Normale" style:family="paragraph">
      <style:paragraph-properties fo:margin-bottom="0in" fo:line-height="100%"/>
    </style:style>
    <style:style style:name="T1038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03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4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4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4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4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4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05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052" style:family="table-column">
      <style:table-column-properties style:column-width="5.7083in"/>
    </style:style>
    <style:style style:name="TableColumn1053" style:family="table-column">
      <style:table-column-properties style:column-width="0.7875in"/>
    </style:style>
    <style:style style:name="Table1051" style:family="table">
      <style:table-properties style:width="6.4958in" fo:margin-left="0in" table:align="left"/>
    </style:style>
    <style:style style:name="TableRow1054" style:family="table-row">
      <style:table-row-properties style:min-row-height="0.0805in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059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060" style:parent-style-name="Normale" style:family="paragraph">
      <style:paragraph-properties fo:margin-bottom="0in" fo:line-height="100%"/>
    </style:style>
    <style:style style:name="T1061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06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6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6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6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6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6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6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6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7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7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7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07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07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07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077" style:family="table-column">
      <style:table-column-properties style:column-width="5.7083in"/>
    </style:style>
    <style:style style:name="TableColumn1078" style:family="table-column">
      <style:table-column-properties style:column-width="0.7875in"/>
    </style:style>
    <style:style style:name="Table1076" style:family="table">
      <style:table-properties style:width="6.4958in" fo:margin-left="0in" table:align="left"/>
    </style:style>
    <style:style style:name="TableRow1079" style:family="table-row">
      <style:table-row-properties style:min-row-height="0.0805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margin-bottom="0in"/>
    </style:style>
    <style:style style:name="T1082" style:parent-style-name="Car.predefinitoparagrafo" style:family="text">
      <style:text-properties fo:font-size="11pt" style:font-size-asian="11pt" style:font-size-complex="11pt" fo:language="en" fo:country="US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ableRow1085" style:family="table-row">
      <style:table-row-properties style:min-row-height="0.0805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e" style:family="paragraph">
      <style:paragraph-properties fo:margin-bottom="0in"/>
    </style:style>
    <style:style style:name="T1088" style:parent-style-name="Car.predefinitoparagrafo" style:family="text">
      <style:text-properties fo:font-size="11pt" style:font-size-asian="11pt" style:font-size-complex="11pt" fo:language="en" fo:country="US"/>
    </style:style>
    <style:style style:name="TableCell10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0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ableRow1091" style:family="table-row">
      <style:table-row-properties style:min-row-height="0.0805in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paragraph-properties fo:margin-bottom="0in"/>
    </style:style>
    <style:style style:name="T1094" style:parent-style-name="Car.predefinitoparagrafo" style:family="text">
      <style:text-properties fo:font-size="11pt" style:font-size-asian="11pt" style:font-size-complex="11pt" fo:language="en" fo:country="US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ableRow1097" style:family="table-row">
      <style:table-row-properties style:min-row-height="0.0805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e" style:family="paragraph">
      <style:paragraph-properties fo:margin-bottom="0in"/>
    </style:style>
    <style:style style:name="T1100" style:parent-style-name="Car.predefinitoparagrafo" style:family="text">
      <style:text-properties fo:font-size="11pt" style:font-size-asian="11pt" style:font-size-complex="11pt" fo:language="en" fo:country="US"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103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104" style:parent-style-name="Normale" style:family="paragraph">
      <style:paragraph-properties fo:margin-bottom="0in" fo:line-height="100%"/>
    </style:style>
    <style:style style:name="T1105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10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0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08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0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1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1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1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1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1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115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117" style:family="table-column">
      <style:table-column-properties style:column-width="5.7083in"/>
    </style:style>
    <style:style style:name="TableColumn1118" style:family="table-column">
      <style:table-column-properties style:column-width="0.7875in"/>
    </style:style>
    <style:style style:name="Table1116" style:family="table">
      <style:table-properties style:width="6.4958in" fo:margin-left="0in" table:align="left"/>
    </style:style>
    <style:style style:name="TableRow1119" style:family="table-row">
      <style:table-row-properties style:min-row-height="0.0805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TableRow1124" style:family="table-row">
      <style:table-row-properties style:min-row-height="0.0805in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TableCell1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8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TableRow1129" style:family="table-row">
      <style:table-row-properties style:min-row-height="0.0805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Normale" style:family="paragraph">
      <style:paragraph-properties fo:margin-bottom="0in"/>
      <style:text-properties fo:font-size="11pt" style:font-size-asian="11pt" style:font-size-complex="11pt" fo:language="en" fo:country="US"/>
    </style:style>
    <style:style style:name="P1134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135" style:parent-style-name="Normale" style:family="paragraph">
      <style:paragraph-properties fo:margin-bottom="0in" fo:line-height="100%"/>
    </style:style>
    <style:style style:name="T1136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13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3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3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4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4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4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4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4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4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146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148" style:family="table-column">
      <style:table-column-properties style:column-width="5.7083in"/>
    </style:style>
    <style:style style:name="TableColumn1149" style:family="table-column">
      <style:table-column-properties style:column-width="0.7875in"/>
    </style:style>
    <style:style style:name="Table1147" style:family="table">
      <style:table-properties style:width="6.4958in" fo:margin-left="0in" table:align="left"/>
    </style:style>
    <style:style style:name="TableRow1150" style:family="table-row">
      <style:table-row-properties style:min-row-height="0.0805in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155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156" style:parent-style-name="Normale" style:family="paragraph">
      <style:paragraph-properties fo:margin-bottom="0in" fo:line-height="100%"/>
    </style:style>
    <style:style style:name="T1157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1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5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60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6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6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6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64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6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6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167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169" style:family="table-column">
      <style:table-column-properties style:column-width="5.7083in"/>
    </style:style>
    <style:style style:name="TableColumn1170" style:family="table-column">
      <style:table-column-properties style:column-width="0.7875in"/>
    </style:style>
    <style:style style:name="Table1168" style:family="table">
      <style:table-properties style:width="6.4958in" fo:margin-left="0in" table:align="left"/>
    </style:style>
    <style:style style:name="TableRow1171" style:family="table-row">
      <style:table-row-properties style:min-row-height="0.0805in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176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177" style:parent-style-name="Normale" style:family="paragraph">
      <style:paragraph-properties fo:margin-bottom="0in" fo:line-height="100%"/>
    </style:style>
    <style:style style:name="T1178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17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8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5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18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18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188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190" style:family="table-column">
      <style:table-column-properties style:column-width="5.7083in"/>
    </style:style>
    <style:style style:name="TableColumn1191" style:family="table-column">
      <style:table-column-properties style:column-width="0.7875in"/>
    </style:style>
    <style:style style:name="Table1189" style:family="table">
      <style:table-properties style:width="6.4958in" fo:margin-left="0in" table:align="left"/>
    </style:style>
    <style:style style:name="TableRow1192" style:family="table-row">
      <style:table-row-properties style:min-row-height="0.0805in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197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198" style:parent-style-name="Normale" style:family="paragraph">
      <style:paragraph-properties fo:margin-bottom="0in" fo:line-height="100%"/>
    </style:style>
    <style:style style:name="T1199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20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2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0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6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0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0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20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211" style:family="table-column">
      <style:table-column-properties style:column-width="5.7083in"/>
    </style:style>
    <style:style style:name="TableColumn1212" style:family="table-column">
      <style:table-column-properties style:column-width="0.7875in"/>
    </style:style>
    <style:style style:name="Table1210" style:family="table">
      <style:table-properties style:width="6.4958in" fo:margin-left="0in" table:align="left"/>
    </style:style>
    <style:style style:name="TableRow1213" style:family="table-row">
      <style:table-row-properties style:min-row-height="0.0805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Row1218" style:family="table-row">
      <style:table-row-properties style:min-row-height="0.080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Row1223" style:family="table-row">
      <style:table-row-properties style:min-row-height="0.0805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P1228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229" style:parent-style-name="Normale" style:family="paragraph">
      <style:paragraph-properties fo:margin-bottom="0in" fo:line-height="100%"/>
    </style:style>
    <style:style style:name="T1230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23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3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3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3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24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242" style:family="table-column">
      <style:table-column-properties style:column-width="5.7083in"/>
    </style:style>
    <style:style style:name="TableColumn1243" style:family="table-column">
      <style:table-column-properties style:column-width="0.7875in"/>
    </style:style>
    <style:style style:name="Table1241" style:family="table">
      <style:table-properties style:width="6.4958in" fo:margin-left="0in" table:align="left"/>
    </style:style>
    <style:style style:name="TableRow1244" style:family="table-row">
      <style:table-row-properties style:min-row-height="0.0805in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6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8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249" style:parent-style-name="Normale" style:family="paragraph">
      <style:paragraph-properties fo:margin-bottom="0in" fo:line-height="100%"/>
      <style:text-properties style:font-name-asian="mesNewRomanPSMT" style:font-name-complex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P1250" style:parent-style-name="Normale" style:family="paragraph">
      <style:paragraph-properties fo:margin-bottom="0in" fo:line-height="100%"/>
    </style:style>
    <style:style style:name="T1251" style:parent-style-name="Car.predefinitoparagrafo" style:family="text">
      <style:text-properties style:font-name-asian="mesNewRomanPSMT" style:font-name-complex="Times New Roman" fo:font-weight="bold" style:font-weight-asian="bold" style:font-weight-complex="bold" fo:color="#000000" fo:font-size="11pt" style:font-size-asian="11pt" style:font-size-complex="11pt" fo:language="en" fo:country="US"/>
    </style:style>
    <style:style style:name="T125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3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7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59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6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1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3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64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5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6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7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68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69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70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T1271" style:parent-style-name="Car.predefinitoparagrafo" style:family="text">
      <style:text-properties style:font-name-asian="mesNewRomanPSMT" style:font-name-complex="Times New Roman" fo:font-style="italic" style:font-style-asian="italic" style:font-style-complex="italic" fo:color="#000000" fo:font-size="11pt" style:font-size-asian="11pt" style:font-size-complex="11pt" fo:language="en" fo:country="US"/>
    </style:style>
    <style:style style:name="T1272" style:parent-style-name="Car.predefinitoparagrafo" style:family="text">
      <style:text-properties style:font-name-asian="mesNewRomanPSMT" style:font-name-complex="Times New Roman" fo:color="#000000" fo:font-size="11pt" style:font-size-asian="11pt" style:font-size-complex="11pt" fo:language="en" fo:country="US"/>
    </style:style>
    <style:style style:name="P1273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4pt" style:font-size-asian="4pt" style:font-size-complex="4pt" fo:language="en" fo:country="US"/>
    </style:style>
    <style:style style:name="TableColumn1275" style:family="table-column">
      <style:table-column-properties style:column-width="5.7083in"/>
    </style:style>
    <style:style style:name="TableColumn1276" style:family="table-column">
      <style:table-column-properties style:column-width="0.7875in"/>
    </style:style>
    <style:style style:name="Table1274" style:family="table">
      <style:table-properties style:width="6.4958in" fo:margin-left="0in" table:align="left"/>
    </style:style>
    <style:style style:name="TableRow1277" style:family="table-row">
      <style:table-row-properties style:min-row-height="0.1666in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82" style:family="table-row">
      <style:table-row-properties style:min-row-height="0.1652in"/>
    </style:style>
    <style:style style:name="TableCell1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4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87" style:family="table-row">
      <style:table-row-properties style:min-row-height="0.1652in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92" style:family="table-row">
      <style:table-row-properties style:min-row-height="0.1694in"/>
    </style:style>
    <style:style style:name="TableCell1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4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297" style:family="table-row">
      <style:table-row-properties style:min-row-height="0.1708in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02" style:family="table-row">
      <style:table-row-properties style:min-row-height="0.1694in"/>
    </style:style>
    <style:style style:name="TableCell1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4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07" style:family="table-row">
      <style:table-row-properties style:min-row-height="0.1708in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12" style:family="table-row">
      <style:table-row-properties style:min-row-height="0.1708in"/>
    </style:style>
    <style:style style:name="TableCell1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4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17" style:family="table-row">
      <style:table-row-properties style:min-row-height="0.1652in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Normale" style:family="paragraph">
      <style:paragraph-properties fo:margin-bottom="0in"/>
      <style:text-properties style:font-name-complex="Times New Roman" fo:font-size="11pt" style:font-size-asian="11pt" style:font-size-complex="11pt" fo:language="en" fo:country="US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22" style:family="table-row">
      <style:table-row-properties style:min-row-height="0.1666in"/>
    </style:style>
    <style:style style:name="TableCell1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27" style:family="table-row">
      <style:table-row-properties style:min-row-height="0.1666in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32" style:family="table-row">
      <style:table-row-properties style:min-row-height="0.1666in"/>
    </style:style>
    <style:style style:name="TableCell1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37" style:family="table-row">
      <style:table-row-properties style:min-row-height="0.1666in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42" style:family="table-row">
      <style:table-row-properties style:min-row-height="0.1666in"/>
    </style:style>
    <style:style style:name="TableCell1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47" style:family="table-row">
      <style:table-row-properties style:min-row-height="0.1666in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TableRow1352" style:family="table-row">
      <style:table-row-properties style:min-row-height="0.1666in"/>
    </style:style>
    <style:style style:name="TableCell1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4" style:parent-style-name="Normale" style:family="paragraph">
      <style:paragraph-properties fo:margin-bottom="0in"/>
      <style:text-properties style:font-name-complex="Times New Roman" fo:color="#000000" fo:font-size="11pt" style:font-size-asian="11pt" style:font-size-complex="11pt" fo:language="en" fo:country="US"/>
    </style:style>
    <style:style style:name="TableCell1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6" style:parent-style-name="Normale" style:family="paragraph">
      <style:paragraph-properties fo:margin-bottom="0in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57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20pt" style:font-size-asian="20pt" style:font-size-complex="20pt" fo:language="en" fo:country="US"/>
    </style:style>
    <style:style style:name="P1358" style:parent-style-name="Normale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-asian="mesNewRomanPS-BoldMT" style:font-name-complex="Times New Roman" fo:font-weight="bold" style:font-weight-asian="bold" style:font-weight-complex="bold" fo:color="#000000" style:font-size-complex="11pt" fo:language="en" fo:country="US"/>
    </style:style>
    <style:style style:name="P1359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0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1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2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3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4" style:parent-style-name="Normale" style:family="paragraph">
      <style:paragraph-properties fo:margin-bottom="0in" fo:line-height="100%"/>
      <style:text-properties style:font-name-asian="mesNewRomanPSMT" style:font-name-complex="Times New Roman" fo:color="#000000" fo:font-size="11pt" style:font-size-asian="11pt" style:font-size-complex="7pt" fo:language="en" fo:country="US"/>
    </style:style>
    <style:style style:name="P1365" style:parent-style-name="Normale" style:family="paragraph">
      <style:paragraph-properties fo:margin-bottom="0in" fo:line-height="100%"/>
    </style:style>
    <style:style style:name="T1366" style:parent-style-name="Car.predefinitoparagrafo" style:family="text">
      <style:text-properties style:font-name-asian="mesNewRomanPSMT" style:font-name-complex="Times New Roman" fo:color="#000000" fo:font-size="11pt" style:font-size-asian="11pt" style:font-size-complex="7pt" fo:language="en" fo:country="US"/>
    </style:style>
  </office:automatic-styles>
  <office:body>
    <office:text text:use-soft-page-breaks="true">
      <text:h text:style-name="P1" text:outline-level="1"><text:span text:style-name="T2">Questionnaire</text:span></text:h>
      <text:h text:style-name="P3" text:outline-level="1"/>
      <text:h text:style-name="P4" text:outline-level="1">I agree to participate in this user study. I understand that participation in this usability study is voluntary and I agree to immediately raise any concerns or areas of discomfort during the session with the study administrator.</text:h>
      <text:h text:style-name="P5" text:outline-level="1">□<text:s/>Check here to indicate that you have read and you understand the information on this form and that any questions you might have about the session have been answered.</text:h>
      <text:h text:style-name="P6" text:outline-level="1"/>
      <text:h text:style-name="P7" text:outline-level="1">1. Demographic<text:s/>section</text:h>
      <text:h text:style-name="P8" text:outline-level="1"/>
      <text:p text:style-name="P9">ID Participant:<text:tab/><text:bookmark-start text:name="_Hlk29546281"/>________<text:bookmark-end text:name="_Hlk29546281"/>____________<text:tab/>Age:<text:tab/><text:tab/>____________________</text:p>
      <text:h text:style-name="P10" text:outline-level="1"/>
      <text:p text:style-name="P11">Gender:<text:s text:c="5"/><text:tab/>□<text:s/>Male<text:tab/><text:tab/>□<text:s/>Female<text:s/><text:tab/>Interface Used:<text:s/>____________________</text:p>
      <text:h text:style-name="P12" text:outline-level="1"/>
      <text:h text:style-name="P13" text:outline-level="1">1)<text:s/>How often do you use Virtual Reality system such as HTC-VIVE, Oculus Rift, Cardboard?</text:h>
      <text:h text:style-name="P14" text:outline-level="1">□<text:s/>never<text:s text:c="5"/>□<text:bookmark-start text:name="_Hlk521418615"/><text:s/>little <text:s text:c="4"/>□<text:bookmark-end text:name="_Hlk521418615"/><text:s/>sometimes<text:s text:c="5"/>□<text:s/>often <text:s text:c="4"/>□<text:s/>very often</text:h>
      <text:h text:style-name="P15" text:outline-level="1"/>
      <text:h text:style-name="P16" text:outline-level="1">2) How familiar are you with the locomotion technique you will use in this test?<text:s/></text:h>
      <text:h text:style-name="P17" text:outline-level="1">□<text:s/>never<text:s text:c="5"/>□<text:s/>little <text:s text:c="4"/>□<text:s/>sometimes<text:s text:c="5"/>□<text:s/>often <text:s text:c="4"/>□<text:s/>very often</text:h>
      <text:h text:style-name="P18" text:outline-level="1"/>
      <text:h text:style-name="P19" text:outline-level="1">3) How often do you play 3D video-games using interaction technologies different than VR?</text:h>
      <text:h text:style-name="P20" text:outline-level="1">□<text:s/>never<text:s text:c="5"/>□<text:s/>little <text:s text:c="4"/>□<text:s/>sometimes<text:s text:c="5"/>□<text:s/>often <text:s text:c="4"/>□<text:s/>very often</text:h>
      <text:h text:style-name="P21" text:outline-level="1"/>
      <text:h text:style-name="P22" text:outline-level="1">4) How often do you use 3D software such as Blender, Unity, 3DSmax, Maya?</text:h>
      <text:h text:style-name="P23" text:outline-level="1">□<text:s/>never<text:s text:c="5"/>□<text:s/>little <text:s text:c="4"/>□<text:s/>sometimes<text:s text:c="5"/>□<text:s/>often <text:s text:c="4"/>□<text:s/>very often</text:h>
      <text:h text:style-name="P24" text:outline-level="1"/>
      <text:h text:style-name="P25" text:outline-level="1">5) How often do you suffer from motion sickness?</text:h>
      <text:h text:style-name="P26" text:outline-level="1">□<text:s/>never<text:s text:c="5"/>□<text:s/>little <text:s text:c="4"/>□<text:s/>sometimes<text:s text:c="5"/>□<text:s/>often <text:s text:c="4"/>□<text:s/>very often</text:h>
      <text:h text:style-name="P27" text:outline-level="1"/>
      <text:h text:style-name="P28" text:outline-level="1"><text:span text:style-name="T29">2.<text:s/></text:span><text:span text:style-name="T30">Pre-test section</text:span></text:h>
      <text:h text:style-name="P31" text:outline-level="1"/>
      <text:h text:style-name="P32" text:outline-level="1"><text:span text:style-name="T33">Simulator Sickness Questionnaire (SSQ)</text:span><text:span text:style-name="T34">: Rate how much each symptom</text:span><text:span text:style-name="T35"><text:s/></text:span><text:span text:style-name="T36">below is a</text:span><text:span text:style-name="T37">ff</text:span><text:span text:style-name="T38">ecting you right now in a scale:</text:span><text:span text:style-name="T39"><text:s/>0</text:span><text:span text:style-name="T40"><text:s/>(</text:span><text:span text:style-name="T41">N</text:span><text:span text:style-name="T42">one</text:span><text:span text:style-name="T43">),<text:s/></text:span><text:span text:style-name="T44">1</text:span><text:span text:style-name="T45"><text:s/>(</text:span><text:span text:style-name="T46">S</text:span><text:span text:style-name="T47">light</text:span><text:span text:style-name="T48">),<text:s/></text:span><text:span text:style-name="T49">2</text:span><text:span text:style-name="T50"><text:s/>(</text:span><text:span text:style-name="T51">M</text:span><text:span text:style-name="T52">oderate</text:span><text:span text:style-name="T53">),<text:s/></text:span><text:span text:style-name="T54">and 3<text:s/></text:span><text:span text:style-name="T55">(</text:span><text:span text:style-name="T56">S</text:span><text:span text:style-name="T57">evere</text:span><text:span text:style-name="T58">).</text:span></text:h>
      <text:h text:style-name="P59" text:outline-level="1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6) General discomfort: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7) Fatigue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8) Headache: <text:s text:c="7"/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9) Eye strain: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10) Difficulty focusing: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11) Salivation increasing: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12) Sweating: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3) Nausea: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14) Difficulty concentrating: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15) « Fullness of the Head »: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16) Blurred vision: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17) Dizziness with eyes open: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18) Dizziness with eyes closed: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9) Vertigo: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20) Stomach awareness: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21) Burping:</text:p>
          </table:table-cell>
          <table:table-cell table:style-name="TableCell141">
            <text:p text:style-name="P142"/>
          </table:table-cell>
        </table:table-row>
      </table:table>
      <text:h text:style-name="P143" text:outline-level="1"/>
      <text:h text:style-name="P144" text:outline-level="1"/>
      <text:soft-page-break/>
      <text:h text:style-name="P145" text:outline-level="1"><text:span text:style-name="T146">3</text:span><text:span text:style-name="T147">.<text:s/></text:span><text:span text:style-name="T148">After-scenario section</text:span></text:h>
      <text:h text:style-name="P149" text:outline-level="1"/>
      <text:h text:style-name="P150" text:outline-level="1"><text:span text:style-name="T151">Ease of Use</text:span><text:span text:style-name="T152">:<text:s/></text:span><text:span text:style-name="T153">Rate the statement in a scale from 1 (</text:span><text:span text:style-name="T154">S</text:span><text:span text:style-name="T155">trongly<text:s/></text:span><text:span text:style-name="T156">D</text:span><text:span text:style-name="T157">isagree</text:span><text:span text:style-name="T158">) to</text:span><text:span text:style-name="T159"><text:s/></text:span><text:span text:style-name="T160">5 (</text:span><text:span text:style-name="T161">S</text:span><text:span text:style-name="T162">trongly Agree</text:span><text:span text:style-name="T163">)</text:span><text:span text:style-name="T164">.</text:span></text:h>
      <text:h text:style-name="P165" text:outline-level="1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S1</text:p>
          </table:table-cell>
          <table:table-cell table:style-name="TableCell178">
            <text:p text:style-name="P179">S2</text:p>
          </table:table-cell>
          <table:table-cell table:style-name="TableCell180">
            <text:p text:style-name="P181">S3</text:p>
          </table:table-cell>
          <table:table-cell table:style-name="TableCell182">
            <text:p text:style-name="P183">S4</text:p>
          </table:table-cell>
          <table:table-cell table:style-name="TableCell184">
            <text:p text:style-name="P185">S5</text:p>
          </table:table-cell>
        </table:table-row>
        <table:table-row table:style-name="TableRow186">
          <table:table-cell table:style-name="TableCell187">
            <text:p text:style-name="P188">22) I found the interface easy to use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23) It was easy to select and move objects in the virtual environment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4) The interface was too complicated to use effectively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5) I found it easy to move or reposition myself in the virtual environment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6) The lack of tactile/force feedback reduced my performance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7) I did not need any further help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28) The interface interfered with the way I wanted to interact with the system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29) I found it easy to undo mistakes and return to a previous state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<text:span text:style-name="T293">30) I was confused by the operation of the interface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</table:table>
      <text:h text:style-name="P304" text:outline-level="1"/>
      <text:h text:style-name="P305" text:outline-level="1"><text:span text:style-name="T306">Perceived Errors</text:span><text:span text:style-name="T307">:<text:s/></text:span><text:span text:style-name="T308">Rate the statement in a scale from 1 (</text:span><text:span text:style-name="T309">S</text:span><text:span text:style-name="T310">trongly<text:s/></text:span><text:span text:style-name="T311">D</text:span><text:span text:style-name="T312">isagree</text:span><text:span text:style-name="T313">) to</text:span><text:span text:style-name="T314"><text:s/></text:span><text:span text:style-name="T315">5 (</text:span><text:span text:style-name="T316">S</text:span><text:span text:style-name="T317">trongly Agree</text:span><text:span text:style-name="T318">)</text:span><text:span text:style-name="T319">.</text:span></text:h>
      <text:h text:style-name="P320" text:outline-level="1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>S1</text:p>
          </table:table-cell>
          <table:table-cell table:style-name="TableCell333">
            <text:p text:style-name="P334">S2</text:p>
          </table:table-cell>
          <table:table-cell table:style-name="TableCell335">
            <text:p text:style-name="P336">S3</text:p>
          </table:table-cell>
          <table:table-cell table:style-name="TableCell337">
            <text:p text:style-name="P338">S4</text:p>
          </table:table-cell>
          <table:table-cell table:style-name="TableCell339">
            <text:p text:style-name="P340">S5</text:p>
          </table:table-cell>
        </table:table-row>
        <table:table-row table:style-name="TableRow341">
          <table:table-cell table:style-name="TableCell342">
            <text:p text:style-name="P343"><text:span text:style-name="T344">31) The interfaces provided protection against trivial errors</text:span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<text:span text:style-name="T358">32) It was not possible to make silly mistakes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<text:span text:style-name="T372">33) The interface was very robust and reliable</text:span>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<text:span text:style-name="T386">34) I kept making mistakes while interacting with the virtual environment</text:span>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<text:span text:style-name="T400">35) I was unaware of making mistakes</text:span>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</table:table>
      <text:h text:style-name="P411" text:outline-level="1"/>
      <text:h text:style-name="P412" text:outline-level="1"><text:span text:style-name="T413">Appropriateness</text:span><text:span text:style-name="T414">:<text:s/></text:span><text:span text:style-name="T415">Rate the statement in a scale from 1 (</text:span><text:span text:style-name="T416">S</text:span><text:span text:style-name="T417">trongly<text:s/></text:span><text:span text:style-name="T418">D</text:span><text:span text:style-name="T419">isagree</text:span><text:span text:style-name="T420">) to</text:span><text:span text:style-name="T421"><text:s/></text:span><text:span text:style-name="T422">5 (</text:span><text:span text:style-name="T423">S</text:span><text:span text:style-name="T424">trongly Agree</text:span><text:span text:style-name="T425">)</text:span><text:span text:style-name="T426">.</text:span></text:h>
      <text:h text:style-name="P427" text:outline-level="1"/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S1</text:p>
          </table:table-cell>
          <table:table-cell table:style-name="TableCell440">
            <text:p text:style-name="P441">S2</text:p>
          </table:table-cell>
          <table:table-cell table:style-name="TableCell442">
            <text:p text:style-name="P443">S3</text:p>
          </table:table-cell>
          <table:table-cell table:style-name="TableCell444">
            <text:p text:style-name="P445">S4</text:p>
          </table:table-cell>
          <table:table-cell table:style-name="TableCell446">
            <text:p text:style-name="P447">S5</text:p>
          </table:table-cell>
        </table:table-row>
        <table:table-row table:style-name="TableRow448">
          <table:table-cell table:style-name="TableCell449">
            <text:p text:style-name="P450"><text:span text:style-name="T451">36) The level of functionality (control) provided by the interface was appropriate for the task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<text:span text:style-name="T465">37) The functionality provided by the interface was ambiguous</text:span>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38) I would have preferred an alternative interface to carry out the task</text:span>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<text:span text:style-name="T493">39) The interface was ideal for interacting with a virtual environment</text:span>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<text:span text:style-name="T507">40) I had the right level of control over what I wanted to do</text:span>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<text:span text:style-name="T521">41) I could not achieve what I wanted to do</text:span>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h text:style-name="P532" text:outline-level="1"/>
      <text:h text:style-name="P533" text:outline-level="1"><text:span text:style-name="T534">Input sensitivity</text:span><text:span text:style-name="T535">:<text:s/></text:span><text:span text:style-name="T536">Rate the statement in a scale from 1 (</text:span><text:span text:style-name="T537">S</text:span><text:span text:style-name="T538">trongly<text:s/></text:span><text:span text:style-name="T539">D</text:span><text:span text:style-name="T540">isagree</text:span><text:span text:style-name="T541">) to</text:span><text:span text:style-name="T542"><text:s/></text:span><text:span text:style-name="T543">5 (</text:span><text:span text:style-name="T544">S</text:span><text:span text:style-name="T545">trongly Agree</text:span><text:span text:style-name="T546">)</text:span><text:span text:style-name="T547">.</text:span></text:h>
      <text:h text:style-name="P548" text:outline-level="1"/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S1</text:p>
          </table:table-cell>
          <table:table-cell table:style-name="TableCell561">
            <text:p text:style-name="P562">S2</text:p>
          </table:table-cell>
          <table:table-cell table:style-name="TableCell563">
            <text:p text:style-name="P564">S3</text:p>
          </table:table-cell>
          <table:table-cell table:style-name="TableCell565">
            <text:p text:style-name="P566">S4</text:p>
          </table:table-cell>
          <table:table-cell table:style-name="TableCell567">
            <text:p text:style-name="P568">S5</text:p>
          </table:table-cell>
        </table:table-row>
        <table:table-row table:style-name="TableRow569">
          <table:table-cell table:style-name="TableCell570">
            <text:p text:style-name="P571"><text:span text:style-name="T572">42) I found the interface too sensitive to use</text:span>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</table:table>
      <text:h text:style-name="P583" text:outline-level="1"/>
      <text:h text:style-name="P584" text:outline-level="1"><text:span text:style-name="T585">Input Responsiveness</text:span><text:span text:style-name="T586">:<text:s/></text:span><text:span text:style-name="T587">Rate the statement in a scale from 1 (</text:span><text:span text:style-name="T588">S</text:span><text:span text:style-name="T589">trongly<text:s/></text:span><text:span text:style-name="T590">D</text:span><text:span text:style-name="T591">isagree</text:span><text:span text:style-name="T592">) to</text:span><text:span text:style-name="T593"><text:s/></text:span><text:span text:style-name="T594">5 (</text:span><text:span text:style-name="T595">S</text:span><text:span text:style-name="T596">trongly Agree</text:span><text:span text:style-name="T597">)</text:span><text:span text:style-name="T598">.</text:span></text:h>
      <text:h text:style-name="P599" text:outline-level="1"/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>S1</text:p>
          </table:table-cell>
          <table:table-cell table:style-name="TableCell612">
            <text:p text:style-name="P613">S2</text:p>
          </table:table-cell>
          <table:table-cell table:style-name="TableCell614">
            <text:p text:style-name="P615">S3</text:p>
          </table:table-cell>
          <table:table-cell table:style-name="TableCell616">
            <text:p text:style-name="P617">S4</text:p>
          </table:table-cell>
          <table:table-cell table:style-name="TableCell618">
            <text:p text:style-name="P619">S5</text:p>
          </table:table-cell>
        </table:table-row>
        <table:table-row table:style-name="TableRow620">
          <table:table-cell table:style-name="TableCell621">
            <text:p text:style-name="P622"><text:span text:style-name="T623">43) The response to user input was acceptable</text:span>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<text:span text:style-name="T637">44) The response time did not affect my performance</text:span></text:p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</table:table-row>
      </table:table>
      <text:h text:style-name="P648" text:outline-level="1"/>
      <text:h text:style-name="P649" text:outline-level="1"><text:span text:style-name="T650">Naturalness</text:span><text:span text:style-name="T651">:<text:s/></text:span><text:span text:style-name="T652">Rate interaction with the system in a scale from 1 (</text:span><text:span text:style-name="T653">Very Low</text:span><text:span text:style-name="T654">) to<text:s/></text:span><text:span text:style-name="T655">5<text:s/></text:span><text:span text:style-name="T656">(</text:span><text:span text:style-name="T657">Very High</text:span><text:span text:style-name="T658">)</text:span><text:span text:style-name="T659">.</text:span></text:h>
      <text:h text:style-name="P660" text:outline-level="1"/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</table:table-columns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>S1</text:p>
          </table:table-cell>
          <table:table-cell table:style-name="TableCell673">
            <text:p text:style-name="P674">S2</text:p>
          </table:table-cell>
          <table:table-cell table:style-name="TableCell675">
            <text:p text:style-name="P676">S3</text:p>
          </table:table-cell>
          <table:table-cell table:style-name="TableCell677">
            <text:p text:style-name="P678">S4</text:p>
          </table:table-cell>
          <table:table-cell table:style-name="TableCell679">
            <text:p text:style-name="P680">S5</text:p>
          </table:table-cell>
        </table:table-row>
        <table:table-row table:style-name="TableRow681">
          <table:table-cell table:style-name="TableCell682">
            <text:p text:style-name="P683"><text:span text:style-name="T684">45) Rate how natural you found the experience of walking and interacting in the virtual environment</text:span>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</table:table>
      <text:h text:style-name="P695" text:outline-level="1"/>
      <text:h text:style-name="P696" text:outline-level="1"><text:span text:style-name="T697">V/R Physical Strain Similarity</text:span><text:span text:style-name="T698">:<text:s/></text:span><text:span text:style-name="T699">Rate interaction with the system in a scale from 1 (</text:span><text:span text:style-name="T700">Very<text:s/></text:span><text:span text:style-name="T701">Similar</text:span><text:span text:style-name="T702">) to<text:s/></text:span><text:span text:style-name="T703">5<text:s/></text:span><text:span text:style-name="T704">(</text:span><text:span text:style-name="T705">Very<text:s/></text:span><text:span text:style-name="T706">Different</text:span><text:span text:style-name="T707">)</text:span><text:span text:style-name="T708">.</text:span></text:h>
      <text:h text:style-name="P709" text:outline-level="1"/>
      <table:table table:style-name="Table710">
        <table:table-columns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</table:table-columns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S1</text:p>
          </table:table-cell>
          <table:table-cell table:style-name="TableCell722">
            <text:p text:style-name="P723">S2</text:p>
          </table:table-cell>
          <table:table-cell table:style-name="TableCell724">
            <text:p text:style-name="P725">S3</text:p>
          </table:table-cell>
          <table:table-cell table:style-name="TableCell726">
            <text:p text:style-name="P727">S4</text:p>
          </table:table-cell>
          <table:table-cell table:style-name="TableCell728">
            <text:p text:style-name="P729">S5</text:p>
          </table:table-cell>
        </table:table-row>
        <table:table-row table:style-name="TableRow730">
          <table:table-cell table:style-name="TableCell731">
            <text:p text:style-name="P732"><text:span text:style-name="T733">46) Rate how different the physical strain of the input methods were, overall, compared to the actions they were serving as a proxy for</text:span>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</table:table>
      <text:h text:style-name="P744" text:outline-level="1"/>
      <text:h text:style-name="P745" text:outline-level="1"><text:span text:style-name="T746">Mental Effort</text:span><text:span text:style-name="T747">:</text:span><text:span text:style-name="T748"><text:s/></text:span><text:span text:style-name="T749">Rate interaction with the system in a scale from 1 (</text:span><text:span text:style-name="T750">Very Low</text:span><text:span text:style-name="T751">) to<text:s/></text:span><text:span text:style-name="T752">5<text:s/></text:span><text:span text:style-name="T753">(</text:span><text:span text:style-name="T754">Very High</text:span><text:span text:style-name="T755">)</text:span><text:span text:style-name="T756">.</text:span></text:h>
      <text:h text:style-name="P757" text:outline-level="1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>S1</text:p>
          </table:table-cell>
          <table:table-cell table:style-name="TableCell770">
            <text:p text:style-name="P771">S2</text:p>
          </table:table-cell>
          <table:table-cell table:style-name="TableCell772">
            <text:p text:style-name="P773">S3</text:p>
          </table:table-cell>
          <table:table-cell table:style-name="TableCell774">
            <text:p text:style-name="P775">S4</text:p>
          </table:table-cell>
          <table:table-cell table:style-name="TableCell776">
            <text:p text:style-name="P777">S5</text:p>
          </table:table-cell>
        </table:table-row>
        <table:table-row table:style-name="TableRow778">
          <table:table-cell table:style-name="TableCell779">
            <text:p text:style-name="P780"><text:span text:style-name="T781">47) How mentally demanding was the task considering the interface used to perform it?</text:span></text:p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</table:table>
      <text:h text:style-name="P792" text:outline-level="1"/>
      <text:h text:style-name="P793" text:outline-level="1"><text:span text:style-name="T794">Perceived Physical Effort</text:span><text:span text:style-name="T795">:<text:s/></text:span><text:span text:style-name="T796">Rate interaction with the system in a scale from 1 (</text:span><text:span text:style-name="T797">Very Low</text:span><text:span text:style-name="T798">) to<text:s/></text:span><text:span text:style-name="T799">5<text:s/></text:span><text:span text:style-name="T800">(</text:span><text:span text:style-name="T801">Very High</text:span><text:span text:style-name="T802">)</text:span><text:span text:style-name="T803">.</text:span></text:h>
      <text:h text:style-name="P804" text:outline-level="1"/>
      <table:table table:style-name="Table805">
        <table:table-columns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/>
          </table:table-cell>
          <table:table-cell table:style-name="TableCell815">
            <text:p text:style-name="P816">S1</text:p>
          </table:table-cell>
          <table:table-cell table:style-name="TableCell817">
            <text:p text:style-name="P818">S2</text:p>
          </table:table-cell>
          <table:table-cell table:style-name="TableCell819">
            <text:p text:style-name="P820">S3</text:p>
          </table:table-cell>
          <table:table-cell table:style-name="TableCell821">
            <text:p text:style-name="P822">S4</text:p>
          </table:table-cell>
          <table:table-cell table:style-name="TableCell823">
            <text:p text:style-name="P824">S5</text:p>
          </table:table-cell>
        </table:table-row>
        <table:table-row table:style-name="TableRow825">
          <table:table-cell table:style-name="TableCell826">
            <text:p text:style-name="P827"><text:span text:style-name="T828">48) How physically demanding was the task considering the interface used to perform it?</text:span>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</table:table>
      <text:h text:style-name="P839" text:outline-level="1"/>
      <text:h text:style-name="P840" text:outline-level="1"><text:span text:style-name="T841">Satisfaction</text:span><text:span text:style-name="T842">:<text:s/></text:span><text:span text:style-name="T843">Rate the statement in a scale from 1 (</text:span><text:span text:style-name="T844">S</text:span><text:span text:style-name="T845">trongly<text:s/></text:span><text:span text:style-name="T846">D</text:span><text:span text:style-name="T847">isagree</text:span><text:span text:style-name="T848">) to</text:span><text:span text:style-name="T849"><text:s/></text:span><text:span text:style-name="T850">5 (</text:span><text:span text:style-name="T851">S</text:span><text:span text:style-name="T852">trongly Agree</text:span><text:span text:style-name="T853">)</text:span><text:span text:style-name="T854">.</text:span></text:h>
      <text:h text:style-name="P855" text:outline-level="1"/>
      <table:table table:style-name="Table856">
        <table:table-columns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/>
          </table:table-cell>
          <table:table-cell table:style-name="TableCell866">
            <text:p text:style-name="P867">S1</text:p>
          </table:table-cell>
          <table:table-cell table:style-name="TableCell868">
            <text:p text:style-name="P869">S2</text:p>
          </table:table-cell>
          <table:table-cell table:style-name="TableCell870">
            <text:p text:style-name="P871">S3</text:p>
          </table:table-cell>
          <table:table-cell table:style-name="TableCell872">
            <text:p text:style-name="P873">S4</text:p>
          </table:table-cell>
          <table:table-cell table:style-name="TableCell874">
            <text:p text:style-name="P875">S5</text:p>
          </table:table-cell>
        </table:table-row>
        <table:table-row table:style-name="TableRow876">
          <table:table-cell table:style-name="TableCell877">
            <text:p text:style-name="P878"><text:span text:style-name="T879">49)<text:s/></text:span><text:span text:style-name="T880">T</text:span><text:span text:style-name="T881">he interface used to perform the specific task</text:span><text:span text:style-name="T882"><text:s/>was satisfying</text:span>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<text:span text:style-name="T896">50) The interface behaved in a manner that I expected</text:span>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</table:table-row>
      </table:table>
      <text:h text:style-name="P907" text:outline-level="1"/>
      <text:h text:style-name="P908" text:outline-level="1"><text:span text:style-name="T909">Subjective Units of Discomfort<text:s/></text:span><text:span text:style-name="T910">(SUD)</text:span><text:span text:style-name="T911">:<text:s/></text:span><text:span text:style-name="T912">Rate interaction with the system in a scale from 1 (</text:span><text:span text:style-name="T913">Very Low</text:span><text:span text:style-name="T914">) to<text:s/></text:span><text:span text:style-name="T915">5<text:s/></text:span><text:span text:style-name="T916">(</text:span><text:span text:style-name="T917">Very High</text:span><text:span text:style-name="T918">)</text:span><text:span text:style-name="T919">.</text:span></text:h>
      <text:h text:style-name="P920" text:outline-level="1"/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/>
          </table:table-cell>
          <table:table-cell table:style-name="TableCell931">
            <text:p text:style-name="P932">S1</text:p>
          </table:table-cell>
          <table:table-cell table:style-name="TableCell933">
            <text:p text:style-name="P934">S2</text:p>
          </table:table-cell>
          <table:table-cell table:style-name="TableCell935">
            <text:p text:style-name="P936">S3</text:p>
          </table:table-cell>
          <table:table-cell table:style-name="TableCell937">
            <text:p text:style-name="P938">S4</text:p>
          </table:table-cell>
          <table:table-cell table:style-name="TableCell939">
            <text:p text:style-name="P940">S5</text:p>
          </table:table-cell>
        </table:table-row>
        <table:table-row table:style-name="TableRow941">
          <table:table-cell table:style-name="TableCell942">
            <text:p text:style-name="P943"><text:span text:style-name="T944">51) Rate the severity of the discomfort induced by the interface while performing the fear task (walking close to the chasm)</text:span></text:p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</table:table>
      <text:h text:style-name="P955" text:outline-level="1"/>
      <text:h text:style-name="P956" text:outline-level="1"><text:span text:style-name="T957">Physical Effort</text:span><text:span text:style-name="T958">:<text:s/></text:span><text:span text:style-name="T959">Specify the heart rate.</text:span></text:h>
      <text:h text:style-name="P960" text:outline-level="1"/>
      <table:table table:style-name="Table961">
        <table:table-columns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/>
          </table:table-cell>
          <table:table-cell table:style-name="TableCell971">
            <text:p text:style-name="P972">S1</text:p>
          </table:table-cell>
          <table:table-cell table:style-name="TableCell973">
            <text:p text:style-name="P974">S2</text:p>
          </table:table-cell>
          <table:table-cell table:style-name="TableCell975">
            <text:p text:style-name="P976">S3</text:p>
          </table:table-cell>
          <table:table-cell table:style-name="TableCell977">
            <text:p text:style-name="P978">S4</text:p>
          </table:table-cell>
          <table:table-cell table:style-name="TableCell979">
            <text:p text:style-name="P980">S5</text:p>
          </table:table-cell>
        </table:table-row>
        <table:table-row table:style-name="TableRow981">
          <table:table-cell table:style-name="TableCell982">
            <text:p text:style-name="P983">52) Heart Rate Pre-task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53) Heart Rate Post-task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</table:table-row>
      </table:table>
      <text:h text:style-name="P1007" text:outline-level="1"/>
      <text:h text:style-name="P1008" text:outline-level="1"/>
      <text:h text:style-name="P1009" text:outline-level="1"/>
      <text:h text:style-name="P1010" text:outline-level="1"><text:span text:style-name="T1011">4</text:span><text:span text:style-name="T1012">. P</text:span><text:span text:style-name="T1013">ost</text:span><text:span text:style-name="T1014">-test section</text:span></text:h>
      <text:h text:style-name="P1015" text:outline-level="1"/>
      <text:h text:style-name="P1016" text:outline-level="1"><text:span text:style-name="T1017">Self-motion compellingness</text:span><text:span text:style-name="T1018">:<text:s/></text:span><text:span text:style-name="T1019">Rate interaction with the system in a scale from 1 (</text:span><text:span text:style-name="T1020">Very Low</text:span><text:span text:style-name="T1021">) to<text:s/></text:span><text:span text:style-name="T1022">5<text:s/></text:span><text:span text:style-name="T1023">(</text:span><text:span text:style-name="T1024">Very High</text:span><text:span text:style-name="T1025">)</text:span><text:span text:style-name="T1026">.</text:span></text:h>
      <text:h text:style-name="P1027" text:outline-level="1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54) Rate whether you indeed felt as if you were moving while walking and interacting with the virtual environment, overall</text:p>
          </table:table-cell>
          <table:table-cell table:style-name="TableCell1034">
            <text:p text:style-name="P1035"/>
          </table:table-cell>
        </table:table-row>
      </table:table>
      <text:h text:style-name="P1036" text:outline-level="1"/>
      <text:h text:style-name="P1037" text:outline-level="1"><text:span text:style-name="T1038">Acclimatisation</text:span><text:span text:style-name="T1039">:<text:s/></text:span><text:span text:style-name="T1040">Rate interaction with the system in a scale from 1 (</text:span><text:span text:style-name="T1041">Very<text:s/></text:span><text:span text:style-name="T1042">Slowly</text:span><text:span text:style-name="T1043">) to<text:s/></text:span><text:span text:style-name="T1044">5<text:s/></text:span><text:span text:style-name="T1045">(</text:span><text:span text:style-name="T1046">Very<text:s/></text:span><text:span text:style-name="T1047">Quickly</text:span><text:span text:style-name="T1048">)</text:span><text:span text:style-name="T1049">.</text:span></text:h>
      <text:h text:style-name="P1050" text:outline-level="1"/>
      <table:table table:style-name="Table1051">
        <table:table-columns>
          <table:table-column table:style-name="TableColumn1052"/>
          <table:table-column table:style-name="TableColumn1053"/>
        </table:table-columns>
        <table:table-row table:style-name="TableRow1054">
          <table:table-cell table:style-name="TableCell1055">
            <text:p text:style-name="P1056">55) Rate how quickly you forgot that you were not really walking</text:p>
          </table:table-cell>
          <table:table-cell table:style-name="TableCell1057">
            <text:p text:style-name="P1058"/>
          </table:table-cell>
        </table:table-row>
      </table:table>
      <text:h text:style-name="P1059" text:outline-level="1"/>
      <text:h text:style-name="P1060" text:outline-level="1"><text:span text:style-name="T1061">Presence</text:span><text:span text:style-name="T1062">:<text:s/></text:span><text:span text:style-name="T1063">Rate the statement in a scale from 1 (</text:span><text:span text:style-name="T1064">S</text:span><text:span text:style-name="T1065">trongly<text:s/></text:span><text:span text:style-name="T1066">D</text:span><text:span text:style-name="T1067">isagree</text:span><text:span text:style-name="T1068">) to</text:span><text:span text:style-name="T1069"><text:s/></text:span><text:span text:style-name="T1070">5 (</text:span><text:span text:style-name="T1071">S</text:span><text:span text:style-name="T1072">trongly Agree</text:span><text:span text:style-name="T1073">)</text:span><text:span text:style-name="T1074">.</text:span></text:h>
      <text:h text:style-name="P1075" text:outline-level="1"/>
      <table:table table:style-name="Table1076">
        <table:table-columns>
          <table:table-column table:style-name="TableColumn1077"/>
          <table:table-column table:style-name="TableColumn1078"/>
        </table:table-columns>
        <table:table-row table:style-name="TableRow1079">
          <table:table-cell table:style-name="TableCell1080">
            <text:p text:style-name="P1081"><text:span text:style-name="T1082">56) I got a sense of presence, ie., of “being there” during the experience</text:span></text:p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><text:span text:style-name="T1088">57) The behavior of the interface reduced my sense of presence</text:span></text:p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>
            <text:p text:style-name="P1093"><text:span text:style-name="T1094">58) I had a good sense of scales while moving and interacting with the virtual environment</text:span></text:p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><text:span text:style-name="T1100">59) I often did not know where I was in the virtual environment</text:span></text:p>
          </table:table-cell>
          <table:table-cell table:style-name="TableCell1101">
            <text:p text:style-name="P1102"/>
          </table:table-cell>
        </table:table-row>
      </table:table>
      <text:h text:style-name="P1103" text:outline-level="1"/>
      <text:h text:style-name="P1104" text:outline-level="1"><text:span text:style-name="T1105">Overall System Usability</text:span><text:span text:style-name="T1106">:<text:s/></text:span><text:span text:style-name="T1107">Rate the statement in a scale from 1 (</text:span><text:span text:style-name="T1108">strongly disagree</text:span><text:span text:style-name="T1109">) to</text:span><text:span text:style-name="T1110"><text:s/></text:span><text:span text:style-name="T1111">5 (</text:span><text:span text:style-name="T1112">strongly agree</text:span><text:span text:style-name="T1113">)</text:span><text:span text:style-name="T1114">.</text:span></text:h>
      <text:h text:style-name="P1115" text:outline-level="1"/>
      <table:table table:style-name="Table1116">
        <table:table-columns>
          <table:table-column table:style-name="TableColumn1117"/>
          <table:table-column table:style-name="TableColumn1118"/>
        </table:table-columns>
        <table:table-row table:style-name="TableRow1119">
          <table:table-cell table:style-name="TableCell1120">
            <text:p text:style-name="P1121">60) I thought that the interface worked against me</text:p>
          </table:table-cell>
          <table:table-cell table:style-name="TableCell1122">
            <text:p text:style-name="P1123"/>
          </table:table-cell>
        </table:table-row>
        <table:table-row table:style-name="TableRow1124">
          <table:table-cell table:style-name="TableCell1125">
            <text:p text:style-name="P1126">61) The overall response time did not affect my performance</text:p>
          </table:table-cell>
          <table:table-cell table:style-name="TableCell1127">
            <text:p text:style-name="P1128"/>
          </table:table-cell>
        </table:table-row>
        <table:table-row table:style-name="TableRow1129">
          <table:table-cell table:style-name="TableCell1130">
            <text:p text:style-name="P1131">62) I can see a real benefit in this style of man-machine interface</text:p>
          </table:table-cell>
          <table:table-cell table:style-name="TableCell1132">
            <text:p text:style-name="P1133"/>
          </table:table-cell>
        </table:table-row>
      </table:table>
      <text:h text:style-name="P1134" text:outline-level="1"/>
      <text:h text:style-name="P1135" text:outline-level="1"><text:span text:style-name="T1136">Enjoability</text:span><text:span text:style-name="T1137">:<text:s/></text:span><text:span text:style-name="T1138">Rate the statement in a scale from 1 (</text:span><text:span text:style-name="T1139">strongly disagree</text:span><text:span text:style-name="T1140">) to</text:span><text:span text:style-name="T1141"><text:s/></text:span><text:span text:style-name="T1142">5 (</text:span><text:span text:style-name="T1143">strongly agree</text:span><text:span text:style-name="T1144">)</text:span><text:span text:style-name="T1145">.</text:span></text:h>
      <text:h text:style-name="P1146" text:outline-level="1"/>
      <table:table table:style-name="Table1147">
        <table:table-columns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>
            <text:p text:style-name="P1152">63) I enjoyed carrying out the tasks</text:p>
          </table:table-cell>
          <table:table-cell table:style-name="TableCell1153">
            <text:p text:style-name="P1154"/>
          </table:table-cell>
        </table:table-row>
      </table:table>
      <text:h text:style-name="P1155" text:outline-level="1"/>
      <text:h text:style-name="P1156" text:outline-level="1"><text:span text:style-name="T1157">Control</text:span><text:span text:style-name="T1158">:<text:s/></text:span><text:span text:style-name="T1159">Rate the statement in a scale from 1 (</text:span><text:span text:style-name="T1160">strongly disagree</text:span><text:span text:style-name="T1161">) to</text:span><text:span text:style-name="T1162"><text:s/></text:span><text:span text:style-name="T1163">5 (</text:span><text:span text:style-name="T1164">strongly agree</text:span><text:span text:style-name="T1165">)</text:span><text:span text:style-name="T1166">.</text:span></text:h>
      <text:h text:style-name="P1167" text:outline-level="1"/>
      <table:table table:style-name="Table1168">
        <table:table-columns>
          <table:table-column table:style-name="TableColumn1169"/>
          <table:table-column table:style-name="TableColumn1170"/>
        </table:table-columns>
        <table:table-row table:style-name="TableRow1171">
          <table:table-cell table:style-name="TableCell1172">
            <text:p text:style-name="P1173">64) I felt in control of the interface</text:p>
          </table:table-cell>
          <table:table-cell table:style-name="TableCell1174">
            <text:p text:style-name="P1175"/>
          </table:table-cell>
        </table:table-row>
      </table:table>
      <text:h text:style-name="P1176" text:outline-level="1"/>
      <text:h text:style-name="P1177" text:outline-level="1"><text:span text:style-name="T1178">Learnability</text:span><text:span text:style-name="T1179">:<text:s/></text:span><text:span text:style-name="T1180">Rate the statement in a scale from 1 (</text:span><text:span text:style-name="T1181">strongly disagree</text:span><text:span text:style-name="T1182">) to</text:span><text:span text:style-name="T1183"><text:s/></text:span><text:span text:style-name="T1184">5 (</text:span><text:span text:style-name="T1185">strongly agree</text:span><text:span text:style-name="T1186">)</text:span><text:span text:style-name="T1187">.</text:span></text:h>
      <text:h text:style-name="P1188" text:outline-level="1"/>
      <table:table table:style-name="Table1189">
        <table:table-columns>
          <table:table-column table:style-name="TableColumn1190"/>
          <table:table-column table:style-name="TableColumn1191"/>
        </table:table-columns>
        <table:table-row table:style-name="TableRow1192">
          <table:table-cell table:style-name="TableCell1193">
            <text:p text:style-name="P1194">65) I found it difficult to learn how to use the interface</text:p>
          </table:table-cell>
          <table:table-cell table:style-name="TableCell1195">
            <text:p text:style-name="P1196"/>
          </table:table-cell>
        </table:table-row>
      </table:table>
      <text:h text:style-name="P1197" text:outline-level="1"/>
      <text:h text:style-name="P1198" text:outline-level="1"><text:span text:style-name="T1199">Intuitiveness</text:span><text:span text:style-name="T1200">:<text:s/></text:span><text:span text:style-name="T1201">Rate the statement in a scale from 1 (</text:span><text:span text:style-name="T1202">strongly disagree</text:span><text:span text:style-name="T1203">) to</text:span><text:span text:style-name="T1204"><text:s/></text:span><text:span text:style-name="T1205">5 (</text:span><text:span text:style-name="T1206">strongly agree</text:span><text:span text:style-name="T1207">)</text:span><text:span text:style-name="T1208">.</text:span></text:h>
      <text:h text:style-name="P1209" text:outline-level="1"/>
      <table:table table:style-name="Table1210">
        <table:table-columns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P1215">66) I did not have a clear idea of how to perform a particular function</text:p>
          </table:table-cell>
          <table:table-cell table:style-name="TableCell1216">
            <text:p text:style-name="P1217"/>
          </table:table-cell>
        </table:table-row>
        <table:table-row table:style-name="TableRow1218">
          <table:table-cell table:style-name="TableCell1219">
            <text:p text:style-name="P1220">67) The interface did not work as expected</text:p>
          </table:table-cell>
          <table:table-cell table:style-name="TableCell1221">
            <text:p text:style-name="P1222"/>
          </table:table-cell>
        </table:table-row>
        <table:table-row table:style-name="TableRow1223">
          <table:table-cell table:style-name="TableCell1224">
            <text:p text:style-name="P1225">68) I found it difficult to work in 3D</text:p>
          </table:table-cell>
          <table:table-cell table:style-name="TableCell1226">
            <text:p text:style-name="P1227"/>
          </table:table-cell>
        </table:table-row>
      </table:table>
      <text:h text:style-name="P1228" text:outline-level="1"/>
      <text:h text:style-name="P1229" text:outline-level="1"><text:span text:style-name="T1230">Comfort</text:span><text:span text:style-name="T1231">:<text:s/></text:span><text:span text:style-name="T1232">Rate the statement in a scale from 1 (</text:span><text:span text:style-name="T1233">strongly disagree</text:span><text:span text:style-name="T1234">) to</text:span><text:span text:style-name="T1235"><text:s/></text:span><text:span text:style-name="T1236">5 (</text:span><text:span text:style-name="T1237">strongly agree</text:span><text:span text:style-name="T1238">)</text:span><text:span text:style-name="T1239">.</text:span></text:h>
      <text:h text:style-name="P1240" text:outline-level="1"/>
      <table:table table:style-name="Table1241">
        <table:table-columns>
          <table:table-column table:style-name="TableColumn1242"/>
          <table:table-column table:style-name="TableColumn1243"/>
        </table:table-columns>
        <table:table-row table:style-name="TableRow1244">
          <table:table-cell table:style-name="TableCell1245">
            <text:p text:style-name="P1246">69) I would be comfortable using this interface for long periods</text:p>
          </table:table-cell>
          <table:table-cell table:style-name="TableCell1247">
            <text:p text:style-name="P1248"/>
          </table:table-cell>
        </table:table-row>
      </table:table>
      <text:h text:style-name="P1249" text:outline-level="1"/>
      <text:h text:style-name="P1250" text:outline-level="1"><text:span text:style-name="T1251">Simulator Sickness Questionnaire (SSQ)</text:span><text:span text:style-name="T1252">: Rate how much each symptom</text:span><text:span text:style-name="T1253"><text:s/></text:span><text:span text:style-name="T1254">below is a</text:span><text:span text:style-name="T1255">ff</text:span><text:span text:style-name="T1256">ecting you right now in a scale:</text:span><text:span text:style-name="T1257"><text:s/>0</text:span><text:span text:style-name="T1258"><text:s/>(</text:span><text:span text:style-name="T1259">none</text:span><text:span text:style-name="T1260">),<text:s/></text:span><text:span text:style-name="T1261">1</text:span><text:span text:style-name="T1262"><text:s/>(</text:span><text:span text:style-name="T1263">slight</text:span><text:span text:style-name="T1264">),<text:s/></text:span><text:span text:style-name="T1265">2</text:span><text:span text:style-name="T1266"><text:s/>(</text:span><text:span text:style-name="T1267">moderate</text:span><text:span text:style-name="T1268">),<text:s/></text:span><text:span text:style-name="T1269">and 3<text:s/></text:span><text:span text:style-name="T1270">(</text:span><text:span text:style-name="T1271">severe</text:span><text:span text:style-name="T1272">).</text:span></text:h>
      <text:h text:style-name="P1273" text:outline-level="1"/>
      <table:table table:style-name="Table1274">
        <table:table-columns>
          <table:table-column table:style-name="TableColumn1275"/>
          <table:table-column table:style-name="TableColumn1276"/>
        </table:table-columns>
        <table:table-row table:style-name="TableRow1277">
          <table:table-cell table:style-name="TableCell1278">
            <text:p text:style-name="P1279">70) General discomfort:</text:p>
          </table:table-cell>
          <table:table-cell table:style-name="TableCell1280">
            <text:p text:style-name="P1281"/>
          </table:table-cell>
        </table:table-row>
        <table:table-row table:style-name="TableRow1282">
          <table:table-cell table:style-name="TableCell1283">
            <text:p text:style-name="P1284">71) Fatigue:</text:p>
          </table:table-cell>
          <table:table-cell table:style-name="TableCell1285">
            <text:p text:style-name="P1286"/>
          </table:table-cell>
        </table:table-row>
        <table:table-row table:style-name="TableRow1287">
          <table:table-cell table:style-name="TableCell1288">
            <text:p text:style-name="P1289">72) Headache: <text:s text:c="7"/></text:p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>73) Eye strain:</text:p>
          </table:table-cell>
          <table:table-cell table:style-name="TableCell1295">
            <text:p text:style-name="P1296"/>
          </table:table-cell>
        </table:table-row>
        <table:table-row table:style-name="TableRow1297">
          <table:table-cell table:style-name="TableCell1298">
            <text:p text:style-name="P1299">74) Difficulty focusing:</text:p>
          </table:table-cell>
          <table:table-cell table:style-name="TableCell1300">
            <text:p text:style-name="P1301"/>
          </table:table-cell>
        </table:table-row>
        <table:table-row table:style-name="TableRow1302">
          <table:table-cell table:style-name="TableCell1303">
            <text:p text:style-name="P1304">75) Salivation increasing:</text:p>
          </table:table-cell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>
            <text:p text:style-name="P1309">76) Sweating:</text:p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77) Nausea:</text:p>
          </table:table-cell>
          <table:table-cell table:style-name="TableCell1315">
            <text:p text:style-name="P1316"/>
          </table:table-cell>
        </table:table-row>
        <table:table-row table:style-name="TableRow1317">
          <table:table-cell table:style-name="TableCell1318">
            <text:p text:style-name="P1319">78) Difficulty concentrating:</text:p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>79) « Fullness of the Head »:</text:p>
          </table:table-cell>
          <table:table-cell table:style-name="TableCell1325">
            <text:p text:style-name="P1326"/>
          </table:table-cell>
        </table:table-row>
        <table:table-row table:style-name="TableRow1327">
          <table:table-cell table:style-name="TableCell1328">
            <text:p text:style-name="P1329">80) Blurred vision:</text:p>
          </table:table-cell>
          <table:table-cell table:style-name="TableCell1330">
            <text:p text:style-name="P1331"/>
          </table:table-cell>
        </table:table-row>
        <table:table-row table:style-name="TableRow1332">
          <table:table-cell table:style-name="TableCell1333">
            <text:p text:style-name="P1334">81) Dizziness with eyes open:</text:p>
          </table:table-cell>
          <table:table-cell table:style-name="TableCell1335">
            <text:p text:style-name="P1336"/>
          </table:table-cell>
        </table:table-row>
        <table:table-row table:style-name="TableRow1337">
          <table:table-cell table:style-name="TableCell1338">
            <text:p text:style-name="P1339">82) Dizziness with eyes closed:</text:p>
          </table:table-cell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>83) Vertigo:</text:p>
          </table:table-cell>
          <table:table-cell table:style-name="TableCell1345">
            <text:p text:style-name="P1346"/>
          </table:table-cell>
        </table:table-row>
        <table:table-row table:style-name="TableRow1347">
          <table:table-cell table:style-name="TableCell1348">
            <text:p text:style-name="P1349">84) Stomach awareness:</text:p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>85) Burping:</text:p>
          </table:table-cell>
          <table:table-cell table:style-name="TableCell1355">
            <text:p text:style-name="P1356"/>
          </table:table-cell>
        </table:table-row>
      </table:table>
      <text:p text:style-name="P1357"/>
      <text:h text:style-name="P1358" text:outline-level="1">5. Comments</text:h>
      <text:p text:style-name="P1359"/>
      <text:p text:style-name="P1360">_______________________________________________________________________________________</text:p>
      <text:p text:style-name="P1361"/>
      <text:p text:style-name="P1362">_______________________________________________________________________________________</text:p>
      <text:p text:style-name="P1363"/>
      <text:p text:style-name="P1364">_______________________________________________________________________________________</text:p>
      <text:p text:style-name="P1365"><text:span text:style-name="T1366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esNewRomanPS-BoldMT" svg:font-family="mesNewRomanPS-BoldMT" style:font-family-generic="roman" svg:panose-1="0 0 0 0 0 0 0 0 0 0"/>
    <style:font-face style:name="mesNewRomanPSMT" svg:font-family="mesNewRomanPS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widows="0" fo:orphans="0" fo:margin-bottom="0.1388in" fo:line-height="115%"/>
      <style:text-properties style:font-name="Times New Roman" style:font-name-asian="SimSun" style:font-name-complex="Mangal" fo:font-size="12pt" style:font-size-asian="12pt" style:font-size-complex="12pt" style:language-asian="zh" style:country-asian="CN" style:language-complex="hi" style:country-complex="IN"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361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NNAVO'  ALBERTO</meta:initial-creator>
    <dc:creator>PRATTICO'  FILIPPO GABRIELE</dc:creator>
    <meta:creation-date>2020-01-16T17:36:00Z</meta:creation-date>
    <dc:date>2020-01-16T17:36:00Z</dc:date>
    <meta:print-date>2020-01-16T17:33:00Z</meta:print-date>
    <meta:template xlink:href="Normal.dotm" xlink:type="simple"/>
    <meta:editing-cycles>2</meta:editing-cycles>
    <meta:editing-duration>PT0S</meta:editing-duration>
    <meta:document-statistic meta:page-count="5" meta:paragraph-count="16" meta:word-count="1238" meta:character-count="8284" meta:row-count="58" meta:non-whitespace-character-count="7062"/>
  </office:meta>
</office:document-meta>
</file>